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color="#9999ff" draw:textarea-horizontal-align="justify" draw:textarea-vertical-align="middle" draw:auto-grow-height="false" fo:min-height="2.732cm" fo:min-width="3.231cm"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b2b2b2" draw:textarea-horizontal-align="justify" draw:textarea-vertical-align="middle" draw:auto-grow-height="false" fo:min-height="1.174cm" fo:min-width="3.058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cc00" draw:textarea-horizontal-align="justify" draw:textarea-vertical-align="middle" draw:auto-grow-height="false" fo:min-height="2.142cm" fo:min-width="1.909cm" fo:padding-top="0.165cm" fo:padding-bottom="0.165cm" fo:padding-left="0.29cm" fo:padding-right="0.29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svg:stroke-width="0.081cm" svg:stroke-color="#000000" draw:marker-start-width="0.321cm" draw:marker-end-width="0.321cm" draw:fill-color="#b2b2b2" draw:textarea-horizontal-align="justify" draw:textarea-vertical-align="middle" draw:auto-grow-height="false" fo:min-height="1.094cm" fo:min-width="2.9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00cc33" draw:textarea-horizontal-align="justify" draw:textarea-vertical-align="middle" draw:auto-grow-height="false" fo:min-height="2.732cm" fo:min-width="3.231cm" fo:padding-top="0.165cm" fo:padding-bottom="0.165cm" fo:padding-left="0.29cm" fo:padding-right="0.29cm"/>
    </style:style>
    <style:style style:name="gr7" style:family="graphic" style:parent-style-name="objectwithoutfill">
      <style:graphic-properties draw:fill="none" draw:textarea-vertical-align="middle"/>
    </style:style>
    <style:style style:name="gr8" style:family="graphic" style:parent-style-name="standard">
      <style:graphic-properties svg:stroke-width="0.081cm" svg:stroke-color="#000000" draw:marker-start-width="0.321cm" draw:marker-end-width="0.321cm" draw:fill-color="#ffff00" draw:textarea-horizontal-align="justify" draw:textarea-vertical-align="middle" draw:auto-grow-height="false" fo:min-height="2.732cm" fo:min-width="3.231cm" fo:padding-top="0.165cm" fo:padding-bottom="0.165cm" fo:padding-left="0.29cm" fo:padding-right="0.29cm"/>
    </style:style>
    <style:style style:name="gr9" style:family="graphic" style:parent-style-name="standard">
      <style:graphic-properties svg:stroke-color="#000000" draw:fill-color="#9999ff" draw:textarea-horizontal-align="justify" draw:textarea-vertical-align="middle" draw:auto-grow-height="false" fo:min-height="0.258cm" fo:min-width="0.516cm"/>
    </style:style>
    <style:style style:name="gr10" style:family="graphic" style:parent-style-name="standard">
      <style:graphic-properties svg:stroke-color="#000000" draw:fill-color="#00cc33" draw:textarea-horizontal-align="justify" draw:textarea-vertical-align="middle" draw:auto-grow-height="false" fo:min-height="0.258cm" fo:min-width="0.516cm"/>
    </style:style>
    <style:style style:name="gr11" style:family="graphic" style:parent-style-name="standard">
      <style:graphic-properties svg:stroke-color="#000000" draw:fill-color="#ffff00" draw:textarea-horizontal-align="justify" draw:textarea-vertical-align="middle" draw:auto-grow-height="false" fo:min-height="0.258cm" fo:min-width="0.516cm"/>
    </style:style>
    <style:style style:name="P1" style:family="paragraph">
      <style:paragraph-properties fo:text-align="center"/>
    </style:style>
    <style:style style:name="P2" style:family="paragraph">
      <loext:graphic-properties draw:fill-color="#9999ff"/>
      <style:paragraph-properties fo:text-align="center"/>
      <style:text-properties fo:font-size="14pt" style:font-size-asian="14pt" style:font-size-complex="14pt"/>
    </style:style>
    <style:style style:name="P3" style:family="paragraph">
      <loext:graphic-properties draw:fill-color="#9999ff"/>
      <style:paragraph-properties fo:text-align="center"/>
    </style:style>
    <style:style style:name="P4" style:family="paragraph">
      <loext:graphic-properties draw:fill-color="#b2b2b2"/>
      <style:paragraph-properties fo:text-align="center"/>
    </style:style>
    <style:style style:name="P5" style:family="paragraph">
      <loext:graphic-properties draw:fill-color="#ffcc00"/>
      <style:paragraph-properties fo:text-align="center"/>
    </style:style>
    <style:style style:name="P6" style:family="paragraph">
      <loext:graphic-properties draw:fill="none"/>
      <style:paragraph-properties fo:text-align="center"/>
    </style:style>
    <style:style style:name="P7" style:family="paragraph">
      <loext:graphic-properties draw:fill-color="#00cc33"/>
      <style:paragraph-properties fo:text-align="center"/>
      <style:text-properties fo:font-size="14pt" style:font-size-asian="14pt" style:font-size-complex="14pt"/>
    </style:style>
    <style:style style:name="P8" style:family="paragraph">
      <loext:graphic-properties draw:fill-color="#00cc33"/>
      <style:paragraph-properties fo:text-align="center"/>
    </style:style>
    <style:style style:name="P9" style:family="paragraph">
      <loext:graphic-properties draw:fill-color="#ffff00"/>
      <style:paragraph-properties fo:text-align="center"/>
    </style:style>
    <style:style style:name="P10" style:family="paragraph">
      <style:paragraph-properties fo:text-align="center"/>
      <style:text-properties fo:font-size="10pt" style:font-size-asian="10pt" style:font-size-complex="10pt"/>
    </style:style>
    <style:style style:name="P11" style:family="paragraph">
      <loext:graphic-properties draw:fill-color="#9999ff"/>
      <style:paragraph-properties fo:text-align="center"/>
      <style:text-properties fo:font-size="10pt" style:font-size-asian="10pt" style:font-size-complex="10pt"/>
    </style:style>
    <style:style style:name="P12" style:family="paragraph">
      <loext:graphic-properties draw:fill-color="#00cc33"/>
      <style:paragraph-properties fo:text-align="center"/>
      <style:text-properties fo:font-size="10pt" style:font-size-asian="10pt" style:font-size-complex="10pt"/>
    </style:style>
    <style:style style:name="P13" style:family="paragraph">
      <loext:graphic-properties draw:fill-color="#ffff00"/>
      <style:paragraph-properties fo:text-align="center"/>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3.81cm" svg:height="3.81cm" svg:x="23.86cm" svg:y="31.48cm">
          <text:p text:style-name="P1"><text:span text:style-name="T1">blueprint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3" xml:id="id1" draw:id="id1" draw:layer="layout" svg:width="3.81cm" svg:height="3.81cm" svg:x="9.89cm" svg:y="31.48cm">
          <text:p text:style-name="P1">item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2" xml:id="id8" draw:id="id8" draw:layer="layout" svg:width="3.81cm" svg:height="3.81cm" svg:x="32.75cm" svg:y="31.48cm">
          <text:p text:style-name="P1"><text:span text:style-name="T1">profitabilit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3" xml:id="id4" draw:id="id4" draw:layer="layout" svg:width="3.81cm" svg:height="3.81cm" svg:x="18.78cm" svg:y="31.48cm">
          <text:p text:style-name="P1">price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4" xml:id="id2" draw:id="id2" draw:layer="layout" svg:width="6.35cm" svg:height="2.54cm" draw:transform="rotate (1.5707963267949) translate (14.97cm 32.75cm)">
          <text:p text:style-name="P1">fetch</text:p>
          <text:p text:style-name="P1">price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5" xml:id="id3" draw:id="id3" draw:layer="layout" svg:width="3.81cm" svg:height="3.81cm" svg:x="10.017cm" svg:y="23.86cm">
          <text:p text:style-name="P1">Ev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6" draw:layer="layout" draw:type="curve" svg:x1="11.795cm" svg:y1="31.48cm" svg:x2="14.97cm" svg:y2="29.575cm" draw:start-shape="id1" draw:start-glue-point="4" draw:end-shape="id2" draw:end-glue-point="7" svg:d="M11795 31480c0-1270 1058-1905 3175-1905" svg:viewBox="0 0 3176 1906">
          <text:p/>
        </draw:connector>
        <draw:connector draw:style-name="gr4" draw:text-style-name="P6" draw:layer="layout" draw:type="curve" svg:x1="11.922cm" svg:y1="27.67cm" svg:x2="14.97cm" svg:y2="29.575cm" draw:start-shape="id3" draw:start-glue-point="2" draw:end-shape="id2" draw:end-glue-point="7" svg:d="M11922 27670c0 1270 1016 1905 3048 1905" svg:viewBox="0 0 3049 1906">
          <text:p/>
        </draw:connector>
        <draw:connector draw:style-name="gr4" draw:text-style-name="P6" draw:layer="layout" draw:type="curve" svg:x1="17.51cm" svg:y1="29.575cm" svg:x2="20.685cm" svg:y2="31.48cm" draw:start-shape="id2" draw:start-glue-point="5" draw:end-shape="id4" draw:end-glue-point="4" svg:d="M17510 29575c2117 0 3175 635 3175 1905" svg:viewBox="0 0 3176 1906">
          <text:p/>
        </draw:connector>
        <draw:custom-shape draw:style-name="gr5" draw:text-style-name="P4" xml:id="id5" draw:id="id5" draw:layer="layout" svg:width="6.35cm" svg:height="2.54cm" draw:transform="rotate (1.5707963267949) translate (28.94cm 32.75cm)">
          <text:p text:style-name="P1">calculate</text:p>
          <text:p text:style-name="P1">blueprint</text:p>
          <text:p text:style-name="P1">profitability</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4" draw:text-style-name="P6" draw:layer="layout" draw:type="curve" svg:x1="20.685cm" svg:y1="31.48cm" svg:x2="28.94cm" svg:y2="29.575cm" draw:start-shape="id4" draw:start-glue-point="4" draw:end-shape="id5" draw:end-glue-point="7" svg:d="M20685 31480c0-1270 2751-1905 8255-1905" svg:viewBox="0 0 8256 1906">
          <text:p/>
        </draw:connector>
        <draw:custom-shape draw:style-name="gr1" draw:text-style-name="P3" xml:id="id6" draw:id="id6" draw:layer="layout" svg:width="3.81cm" svg:height="3.81cm" svg:x="4.81cm" svg:y="31.48cm">
          <text:p text:style-name="P1">station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 draw:text-style-name="P6" draw:layer="layout" draw:type="curve" svg:x1="6.715cm" svg:y1="31.48cm" svg:x2="14.97cm" svg:y2="29.575cm" draw:start-shape="id6" draw:start-glue-point="4" draw:end-shape="id2" draw:end-glue-point="7" svg:d="M6715 31480c0-1270 2751-1905 8255-1905" svg:viewBox="0 0 8256 1906">
          <text:p/>
        </draw:connector>
        <draw:connector draw:style-name="gr4" draw:text-style-name="P6" draw:layer="layout" draw:type="curve" svg:x1="25.765cm" svg:y1="31.48cm" svg:x2="28.94cm" svg:y2="29.575cm" draw:start-shape="id7" draw:start-glue-point="4" draw:end-shape="id5" draw:end-glue-point="7" svg:d="M25765 31480c0-1270 1058-1905 3175-1905" svg:viewBox="0 0 3176 1906">
          <text:p/>
        </draw:connector>
        <draw:connector draw:style-name="gr4" draw:text-style-name="P6" draw:layer="layout" draw:type="curve" svg:x1="31.48cm" svg:y1="29.575cm" svg:x2="34.655cm" svg:y2="31.48cm" draw:start-shape="id5" draw:start-glue-point="5" draw:end-shape="id8" draw:end-glue-point="4" svg:d="M31480 29575c2117 0 3175 635 3175 1905" svg:viewBox="0 0 3176 1906">
          <text:p/>
        </draw:connector>
        <draw:custom-shape draw:style-name="gr6" draw:text-style-name="P7" xml:id="id10" draw:id="id10" draw:layer="layout" svg:width="3.81cm" svg:height="3.81cm" svg:x="32.75cm" svg:y="36.56cm">
          <text:p text:style-name="P1"><text:span text:style-name="T1">profitabilit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8" xml:id="id9" draw:id="id9" draw:layer="layout" svg:width="3.81cm" svg:height="3.81cm" svg:x="18.781cm" svg:y="36.56cm">
          <text:p text:style-name="P1">price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7" draw:text-style-name="P6" draw:layer="layout" draw:type="line" svg:x1="20.686cm" svg:y1="36.56cm" svg:x2="20.685cm" svg:y2="35.065cm" draw:start-shape="id9" draw:start-glue-point="4" draw:end-shape="id4" draw:end-glue-point="6" svg:d="M20686 36560l-1-1495" svg:viewBox="0 0 2 1496">
          <text:p/>
        </draw:connector>
        <draw:connector draw:style-name="gr7" draw:text-style-name="P6" draw:layer="layout" draw:type="line" svg:x1="34.655cm" svg:y1="36.56cm" svg:x2="34.655cm" svg:y2="35.065cm" draw:start-shape="id10" draw:start-glue-point="4" draw:end-shape="id8" draw:end-glue-point="6" svg:d="M34655 36560v-1495" svg:viewBox="0 0 1 1496">
          <text:p/>
        </draw:connector>
        <draw:custom-shape draw:style-name="gr5" draw:text-style-name="P4" xml:id="id12" draw:id="id12" draw:layer="layout" svg:width="6.35cm" svg:height="2.54cm" draw:transform="rotate (1.5707963267949) translate (18.781cm 49.26cm)">
          <text:p text:style-name="P1">generate</text:p>
          <text:p text:style-name="P1">todo</text:p>
          <text:p text:style-name="P1">list</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3" xml:id="id11" draw:id="id11" draw:layer="layout" svg:width="3.81cm" svg:height="3.81cm" svg:x="13.7cm" svg:y="47.99cm">
          <text:p text:style-name="P1">job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3" xml:id="id13" draw:id="id13" draw:layer="layout" svg:width="3.81cm" svg:height="3.81cm" svg:x="22.59cm" svg:y="47.99cm">
          <text:p text:style-name="P1">job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9" xml:id="id14" draw:id="id14" draw:layer="layout" svg:width="3.81cm" svg:height="3.81cm" svg:x="27.67cm" svg:y="47.99cm">
          <text:p text:style-name="P1">todo</text:p>
          <text:p text:style-name="P1">lis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 draw:text-style-name="P6" draw:layer="layout" draw:type="curve" svg:x1="15.605cm" svg:y1="47.99cm" svg:x2="18.781cm" svg:y2="46.085cm" draw:start-shape="id11" draw:start-glue-point="4" draw:end-shape="id12" draw:end-glue-point="7" svg:d="M15605 47990c0-1270 1058-1905 3176-1905" svg:viewBox="0 0 3177 1906">
          <text:p/>
        </draw:connector>
        <draw:connector draw:style-name="gr4" draw:text-style-name="P6" draw:layer="layout" draw:type="curve" svg:x1="21.321cm" svg:y1="46.085cm" svg:x2="24.495cm" svg:y2="47.99cm" draw:start-shape="id12" draw:start-glue-point="5" draw:end-shape="id13" draw:end-glue-point="4" svg:d="M21321 46085c2116 0 3174 635 3174 1905" svg:viewBox="0 0 3175 1906">
          <text:p/>
        </draw:connector>
        <draw:connector draw:style-name="gr4" draw:text-style-name="P6" draw:layer="layout" draw:type="curve" svg:x1="21.321cm" svg:y1="46.085cm" svg:x2="29.575cm" svg:y2="47.99cm" draw:start-shape="id12" draw:start-glue-point="5" draw:end-shape="id14" draw:end-glue-point="4" svg:d="M21321 46085c5503 0 8254 635 8254 1905" svg:viewBox="0 0 8255 1906">
          <text:p/>
        </draw:connector>
        <draw:custom-shape draw:style-name="gr9" draw:text-style-name="P11" draw:layer="layout" svg:width="1.016cm" svg:height="0.508cm" svg:x="7.477cm" svg:y="31.607cm">
          <text:p text:style-name="P10"><text:span text:style-name="T2">json</text:span></text:p>
          <draw:enhanced-geometry svg:viewBox="0 0 21600 21600" draw:type="rectangle" draw:enhanced-path="M 0 0 L 21600 0 21600 21600 0 21600 0 0 Z N"/>
        </draw:custom-shape>
        <draw:custom-shape draw:style-name="gr9" draw:text-style-name="P11" draw:layer="layout" svg:width="1.016cm" svg:height="0.508cm" svg:x="12.557cm" svg:y="31.607cm">
          <text:p text:style-name="P10"><text:span text:style-name="T2">json</text:span></text:p>
          <draw:enhanced-geometry svg:viewBox="0 0 21600 21600" draw:type="rectangle" draw:enhanced-path="M 0 0 L 21600 0 21600 21600 0 21600 0 0 Z N"/>
        </draw:custom-shape>
        <draw:custom-shape draw:style-name="gr9" draw:text-style-name="P11" draw:layer="layout" svg:width="1.016cm" svg:height="0.508cm" svg:x="21.447cm" svg:y="31.607cm">
          <text:p text:style-name="P10"><text:span text:style-name="T2">json</text:span></text:p>
          <draw:enhanced-geometry svg:viewBox="0 0 21600 21600" draw:type="rectangle" draw:enhanced-path="M 0 0 L 21600 0 21600 21600 0 21600 0 0 Z N"/>
        </draw:custom-shape>
        <draw:custom-shape draw:style-name="gr9" draw:text-style-name="P11" draw:layer="layout" svg:width="1.016cm" svg:height="0.508cm" svg:x="26.527cm" svg:y="31.607cm">
          <text:p text:style-name="P10"><text:span text:style-name="T2">json</text:span></text:p>
          <draw:enhanced-geometry svg:viewBox="0 0 21600 21600" draw:type="rectangle" draw:enhanced-path="M 0 0 L 21600 0 21600 21600 0 21600 0 0 Z N"/>
        </draw:custom-shape>
        <draw:custom-shape draw:style-name="gr9" draw:text-style-name="P11" draw:layer="layout" svg:width="1.016cm" svg:height="0.508cm" svg:x="35.417cm" svg:y="31.607cm">
          <text:p text:style-name="P10"><text:span text:style-name="T2">json</text:span></text:p>
          <draw:enhanced-geometry svg:viewBox="0 0 21600 21600" draw:type="rectangle" draw:enhanced-path="M 0 0 L 21600 0 21600 21600 0 21600 0 0 Z N"/>
        </draw:custom-shape>
        <draw:custom-shape draw:style-name="gr10" draw:text-style-name="P12" draw:layer="layout" svg:width="1.016cm" svg:height="0.508cm" svg:x="35.417cm" svg:y="36.687cm">
          <text:p text:style-name="P10"><text:span text:style-name="T2">csv</text:span></text:p>
          <draw:enhanced-geometry svg:viewBox="0 0 21600 21600" draw:type="rectangle" draw:enhanced-path="M 0 0 L 21600 0 21600 21600 0 21600 0 0 Z N"/>
        </draw:custom-shape>
        <draw:custom-shape draw:style-name="gr10" draw:text-style-name="P12" draw:layer="layout" svg:width="1.016cm" svg:height="0.508cm" svg:x="21.447cm" svg:y="36.687cm">
          <text:p text:style-name="P10"><text:span text:style-name="T2">csv</text:span></text:p>
          <draw:enhanced-geometry svg:viewBox="0 0 21600 21600" draw:type="rectangle" draw:enhanced-path="M 0 0 L 21600 0 21600 21600 0 21600 0 0 Z N"/>
        </draw:custom-shape>
        <draw:custom-shape draw:style-name="gr9" draw:text-style-name="P11" draw:layer="layout" svg:width="1.016cm" svg:height="0.508cm" svg:x="16.367cm" svg:y="48.117cm">
          <text:p text:style-name="P10"><text:span text:style-name="T2">jso</text:span><text:span text:style-name="T2">n</text:span></text:p>
          <draw:enhanced-geometry svg:viewBox="0 0 21600 21600" draw:type="rectangle" draw:enhanced-path="M 0 0 L 21600 0 21600 21600 0 21600 0 0 Z N"/>
        </draw:custom-shape>
        <draw:custom-shape draw:style-name="gr9" draw:text-style-name="P11" draw:layer="layout" svg:width="1.016cm" svg:height="0.508cm" svg:x="25.257cm" svg:y="48.117cm">
          <text:p text:style-name="P10"><text:span text:style-name="T2">json</text:span></text:p>
          <draw:enhanced-geometry svg:viewBox="0 0 21600 21600" draw:type="rectangle" draw:enhanced-path="M 0 0 L 21600 0 21600 21600 0 21600 0 0 Z N"/>
        </draw:custom-shape>
        <draw:custom-shape draw:style-name="gr11" draw:text-style-name="P13" draw:layer="layout" svg:width="1.016cm" svg:height="0.508cm" svg:x="30.337cm" svg:y="48.117cm">
          <text:p text:style-name="P10"><text:span text:style-name="T2">txt</text:span></text:p>
          <draw:enhanced-geometry svg:viewBox="0 0 21600 21600" draw:type="rectangle" draw:enhanced-path="M 0 0 L 21600 0 21600 21600 0 21600 0 0 Z N"/>
        </draw:custom-shape>
        <draw:custom-shape draw:style-name="gr1" draw:text-style-name="P3" xml:id="id15" draw:id="id15" draw:layer="layout" svg:width="3.81cm" svg:height="3.81cm" svg:x="8.62cm" svg:y="47.99cm">
          <text:p text:style-name="P1">profitability</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1" draw:layer="layout" svg:width="1.016cm" svg:height="0.508cm" svg:x="11.287cm" svg:y="48.117cm">
          <text:p text:style-name="P10"><text:span text:style-name="T2">json</text:span></text:p>
          <draw:enhanced-geometry svg:viewBox="0 0 21600 21600" draw:type="rectangle" draw:enhanced-path="M 0 0 L 21600 0 21600 21600 0 21600 0 0 Z N"/>
        </draw:custom-shape>
        <draw:custom-shape draw:style-name="gr1" draw:text-style-name="P3" xml:id="id16" draw:id="id16" draw:layer="layout" svg:width="3.81cm" svg:height="3.81cm" svg:x="3.54cm" svg:y="47.99cm">
          <text:p text:style-name="P1">assembly</text:p>
          <text:p text:style-name="P1">line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1" draw:layer="layout" svg:width="1.016cm" svg:height="0.508cm" svg:x="6.207cm" svg:y="48.117cm">
          <text:p text:style-name="P10"><text:span text:style-name="T2">json</text:span></text:p>
          <draw:enhanced-geometry svg:viewBox="0 0 21600 21600" draw:type="rectangle" draw:enhanced-path="M 0 0 L 21600 0 21600 21600 0 21600 0 0 Z N"/>
        </draw:custom-shape>
        <draw:connector draw:style-name="gr4" draw:text-style-name="P6" draw:layer="layout" draw:type="curve" svg:x1="10.525cm" svg:y1="47.99cm" svg:x2="18.781cm" svg:y2="46.085cm" draw:start-shape="id15" draw:start-glue-point="4" draw:end-shape="id12" draw:end-glue-point="7" svg:d="M10525 47990c0-1270 2752-1905 8256-1905" svg:viewBox="0 0 8257 1906">
          <text:p/>
        </draw:connector>
        <draw:connector draw:style-name="gr4" draw:text-style-name="P6" draw:layer="layout" draw:type="curve" svg:x1="5.445cm" svg:y1="47.99cm" svg:x2="18.781cm" svg:y2="46.085cm" draw:start-shape="id16" draw:start-glue-point="4" draw:end-shape="id12" draw:end-glue-point="7" svg:d="M5445 47990c0-1270 4445-1905 13336-1905" svg:viewBox="0 0 13337 190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63.5cm" fo:page-height="63.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7T12:26:52.863163604</meta:creation-date>
    <dc:date>2017-08-18T12:39:15.279486318</dc:date>
    <meta:editing-duration>PT22M37S</meta:editing-duration>
    <meta:editing-cycles>37</meta:editing-cycles>
    <meta:generator>LibreOffice/5.1.6.2$Linux_X86_64 LibreOffice_project/10m0$Build-2</meta:generator>
    <meta:document-statistic meta:object-count="42"/>
  </office:meta>
</office:document-meta>
</file>